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71" officeooo:paragraph-rsid="00140171"/>
    </style:style>
    <style:style style:name="P2" style:family="paragraph" style:parent-style-name="Standard">
      <style:paragraph-properties fo:text-align="center" style:justify-single-word="false"/>
      <style:text-properties officeooo:rsid="00140171" officeooo:paragraph-rsid="00140171"/>
    </style:style>
    <style:style style:name="P3" style:family="paragraph" style:parent-style-name="Standard" style:list-style-name="L1">
      <style:text-properties officeooo:rsid="00140171" officeooo:paragraph-rsid="00140171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40171" officeooo:paragraph-rsid="00140171" style:font-size-asian="14pt" style:font-size-complex="14pt"/>
    </style:style>
    <style:style style:name="P5" style:family="paragraph" style:parent-style-name="Standard">
      <style:text-properties officeooo:rsid="0014b78d" officeooo:paragraph-rsid="0014b78d"/>
    </style:style>
    <style:style style:name="P6" style:family="paragraph" style:parent-style-name="Standard" style:list-style-name="L2">
      <style:text-properties officeooo:rsid="0014b78d" officeooo:paragraph-rsid="0014b78d"/>
    </style:style>
    <style:style style:name="P7" style:family="paragraph" style:parent-style-name="Standard" style:list-style-name="L2">
      <style:text-properties officeooo:paragraph-rsid="0014b78d"/>
    </style:style>
    <style:style style:name="P8" style:family="paragraph" style:parent-style-name="Standard">
      <style:text-properties officeooo:paragraph-rsid="0014b78d"/>
    </style:style>
    <style:style style:name="P9" style:family="paragraph" style:parent-style-name="Standard" style:list-style-name="L2">
      <style:text-properties officeooo:rsid="00167e84" officeooo:paragraph-rsid="00167e84"/>
    </style:style>
    <style:style style:name="T1" style:family="text">
      <style:text-properties officeooo:rsid="0014b78d"/>
    </style:style>
    <style:style style:name="T2" style:family="text">
      <style:text-properties officeooo:rsid="00167e8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al-Time programming ex. 1 </text:p>
      <text:p text:style-name="P2"/>
      <text:p text:style-name="P1">Task 3</text:p>
      <text:p text:style-name="P1"/>
      <text:p text:style-name="P1">Why do we use concurrent execution? List a few reasons</text:p>
      <text:p text:style-name="P1"/>
      <text:list xml:id="list8847354061987760621" text:style-name="L1">
        <text:list-item>
          <text:p text:style-name="P3">Faster execution</text:p>
        </text:list-item>
        <text:list-item>
          <text:p text:style-name="P3">Lower resource consumption</text:p>
        </text:list-item>
        <text:list-item>
          <text:p text:style-name="P3">Better system utilization</text:p>
        </text:list-item>
        <text:list-item>
          <text:p text:style-name="P3">Simplified sharing and communication</text:p>
        </text:list-item>
      </text:list>
      <text:p text:style-name="P1"/>
      <text:p text:style-name="P5">What are the differences between processes, threads, green theads, and coroutines?</text:p>
      <text:list xml:id="list1820137948636318679" text:style-name="L2">
        <text:list-item>
          <text:p text:style-name="P6">Processes are in most cases independent, while threads exist as a subset of a process.</text:p>
        </text:list-item>
        <text:list-item>
          <text:p text:style-name="P7"><text:span text:style-name="T1">Processes carry more state information than threads,while</text:span> multiple threads within a process share process state as well as <text:span text:style-name="T1">memory</text:span> and other <text:span text:style-name="T1">resources.</text:span></text:p>
        </text:list-item>
        <text:list-item>
          <text:p text:style-name="P7"><text:s/><text:span text:style-name="T2">Green threads </text:span>are <text:span text:style-name="T2">threads </text:span>that are scheduled by a <text:span text:style-name="T2">virtual machine</text:span>(VM) instead of by the underlying <text:span text:style-name="T2">operating system.</text:span></text:p>
        </text:list-item>
        <text:list-item>
          <text:p text:style-name="P7"><text:span text:style-name="T2">Coroutines a</text:span>re <text:span text:style-name="T2">computer program</text:span> components that generalize <text:span text:style-name="T2">subroutines </text:span>for <text:span text:style-name="T2">nonpreemptive multitasking </text:span>by allowing multiple <text:span text:style-name="T2">entry points </text:span>for suspending and resuming execution at certain locations.</text:p>
        </text:list-item>
        <text:list-item>
          <text:p text:style-name="P9"><text:span text:style-name="Source_20_Text"><text:span text:style-name="T4">pthread_create() </text:span></text:span><text:span text:style-name="T4">in C/POSIX creates a thread.</text:span></text:p>
        </text:list-item>
        <text:list-item>
          <text:p text:style-name="P9"><text:span text:style-name="Source_20_Text"><text:span text:style-name="T4">threading.Thread() creates a thread in python.</text:span></text:span></text:p>
        </text:list-item>
        <text:list-item>
          <text:p text:style-name="P9"><text:span text:style-name="Source_20_Text"><text:span text:style-name="T4">Go is a process.</text:span></text:span></text:p>
        </text:list-item>
        <text:list-item>
          <text:p text:style-name="P9"><text:span text:style-name="Strong_20_Emphasis"><text:span text:style-name="T3">GIL prevents multiple native threads from executing Python bytecodes at once. This lock is necessary becayse Python's memory management is not thread-safe.</text:span></text:span></text:p>
        </text:list-item>
        <text:list-item>
          <text:p text:style-name="P9">GOMAXPROCS sets the maximum number of CPUs that can be executing simultaneously and returns the previous setting<text:span text:style-name="Strong_20_Emphasis"><text:span text:style-name="T3">.</text:span></text:span></text:p>
          <text:p text:style-name="P9"><text:span text:style-name="Source_20_Text"/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3:22:06.777177870</meta:creation-date>
    <dc:date>2015-01-14T14:13:08.075847877</dc:date>
    <meta:editing-duration>PT43M9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187" meta:character-count="1210" meta:non-whitespace-character-count="1052"/>
  </office:meta>
</office:document-meta>
</file>